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5.5917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ff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b8ff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66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33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66cc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b4794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da647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4794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ae00" style:font-name="Nimbus Mono L"/>
    </style:style>
    <style:style style:name="ce17" style:family="table-cell" style:parent-style-name="Default">
      <style:text-properties style:font-name="Nimbus Sans 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b8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66cc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b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4bd5e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7da647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4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Nimbus Sans L"/>
    </style:style>
    <style:style style:name="ce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vertical-align="middle"/>
      <style:text-properties style:font-name="Nimbus Sans L"/>
    </style:style>
    <style:style style:name="ce37" style:family="table-cell" style:parent-style-name="Default">
      <style:table-cell-properties fo:background-color="#00b8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66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66" style:vertical-align="middle"/>
      <style:text-properties style:font-name="Nimbus Sans L"/>
    </style:style>
    <style:style style:name="ce41" style:family="table-cell" style:parent-style-name="Default">
      <style:table-cell-properties fo:background-color="#ff6633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cc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cc" style:vertical-align="middle"/>
      <style:text-properties style:font-name="Nimbus Sans L"/>
    </style:style>
    <style:style style:name="ce44" style:family="table-cell" style:parent-style-name="Default">
      <style:table-cell-properties fo:background-color="#6b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4bd5e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4bd5e" style:vertical-align="middle"/>
      <style:text-properties style:font-name="Nimbus Sans L"/>
    </style:style>
    <style:style style:name="ce47" style:family="table-cell" style:parent-style-name="Default">
      <style:table-cell-properties fo:background-color="#7da647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b4794" style:vertical-align="middle"/>
      <style:text-properties style:font-name="Nimbus Sans L"/>
    </style:style>
    <style:style style:name="ce49" style:family="table-cell" style:parent-style-name="Default">
      <style:table-cell-properties fo:background-color="#94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vertical-align="middle"/>
      <style:text-properties style:font-name="Nimbus Sans L"/>
    </style:style>
    <style:style style:name="ce52" style:family="table-cell" style:parent-style-name="Default">
      <style:table-cell-properties fo:background-color="#00b8ff" style:vertical-align="middle"/>
      <style:text-properties style:font-name="Nimbus Sans L"/>
    </style:style>
    <style:style style:name="ce53" style:family="table-cell" style:parent-style-name="Default">
      <style:table-cell-properties fo:background-color="#c0c0c0" style:vertical-align="middle"/>
      <style:text-properties style:font-name="Nimbus Sans L"/>
    </style:style>
    <style:style style:name="ce54" style:family="table-cell" style:parent-style-name="Default">
      <style:table-cell-properties fo:background-color="#c0c0c0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column table:style-name="co3" table:default-cell-style-name="ce31"/>
        <table:table-column table:style-name="co4" table:default-cell-style-name="ce31"/>
        <table:table-column table:style-name="co5" table:number-columns-repeated="1020" table:default-cell-style-name="ce17"/>
        <table:table-row table:style-name="ro1">
          <table:table-cell table:style-name="ce1" office:value-type="string">
            <text:p>zbe v 1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ize and Type</text:p>
          </table:table-cell>
          <table:table-cell table:style-name="ce18" office:value-type="string">
            <text:p>Description</text:p>
          </table:table-cell>
          <table:table-cell table:style-name="ce32" office:value-type="string">
            <text:p>Sub-Section</text:p>
          </table:table-cell>
          <table:table-cell table:style-name="ce55" office:value-type="string">
            <text:p>Sectio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16 bit int</text:p>
          </table:table-cell>
          <table:table-cell table:style-name="ce19" office:value-type="string">
            <text:p>zbe version (1000000000000000) *</text:p>
          </table:table-cell>
          <table:table-cell table:style-name="ce33" office:value-type="string">
            <text:p> </text:p>
          </table:table-cell>
          <table:table-cell table:style-name="ce33" office:value-type="string" table:number-columns-spanned="1" table:number-rows-spanned="2">
            <text:p>Game Dat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assets in file </text:p>
          </table:table-cell>
          <table:table-cell table:style-name="ce33" office:value-type="string">
            <text:p> </text:p>
          </table:table-cell>
          <table:covered-table-cell table:style-name="ce53"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sprite graphics</text:p>
          </table:table-cell>
          <table:table-cell table:style-name="ce34" office:value-type="string">
            <text:p> </text:p>
          </table:table-cell>
          <table:table-cell table:style-name="ce34" office:value-type="string" table:number-columns-spanned="1" table:number-rows-spanned="16">
            <text:p> Graphical Assets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Width of the graphic represented in the next gfx **</text:p>
          </table:table-cell>
          <table:table-cell table:style-name="ce35" office:value-type="string" table:number-columns-spanned="1" table:number-rows-spanned="6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Height of the graphic represented in the next gfx **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Top offset of the next gfx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Left offset of the next gfx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Length of next gfx's tiles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length bytes bin</text:p>
          </table:table-cell>
          <table:table-cell table:style-name="ce21" office:value-type="string">
            <text:p>Tiles data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2" office:value-type="string">
            <text:p> ...</text:p>
          </table:table-cell>
          <table:table-cell table:style-name="ce37" office:value-type="string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background tile sets </text:p>
          </table:table-cell>
          <table:table-cell table:style-name="ce38"/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unsigned 16 bit int</text:p>
          </table:table-cell>
          <table:table-cell table:style-name="ce23" office:value-type="string">
            <text:p>Length of next tile set </text:p>
          </table:table-cell>
          <table:table-cell table:style-name="ce39" office:value-type="string" table:number-columns-spanned="1" table:number-rows-spanned="2">
            <text:p>Background Tiles </text:p>
          </table:table-cell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length bytes bin</text:p>
          </table:table-cell>
          <table:table-cell table:style-name="ce23" office:value-type="string">
            <text:p>Tiles data </text:p>
          </table:table-cell>
          <table:covered-table-cell table:style-name="ce40"/>
          <table:covered-table-cell/>
          <table:table-cell table:number-columns-repeated="1020"/>
        </table:table-row>
        <table:table-row table:style-name="ro3">
          <table:table-cell table:style-name="ce8" office:value-type="string">
            <text:p> ...</text:p>
          </table:table-cell>
          <table:table-cell table:style-name="ce24" office:value-type="string">
            <text:p>... </text:p>
          </table:table-cell>
          <table:table-cell table:style-name="ce41" office:value-type="string">
            <text:p>Bg Tiles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palettes </text:p>
          </table:table-cell>
          <table:table-cell table:style-name="ce34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16 bit int</text:p>
          </table:table-cell>
          <table:table-cell table:style-name="ce25" office:value-type="string">
            <text:p>Length of next palette </text:p>
          </table:table-cell>
          <table:table-cell table:style-name="ce42" office:value-type="string" table:number-columns-spanned="1" table:number-rows-spanned="2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length bytes bin</text:p>
          </table:table-cell>
          <table:table-cell table:style-name="ce25" office:value-type="string">
            <text:p>Palette data </text:p>
          </table:table-cell>
          <table:covered-table-cell table:style-name="ce43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... </text:p>
          </table:table-cell>
          <table:table-cell table:style-name="ce44" office:value-type="string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Backgrounds </text:p>
          </table:table-cell>
          <table:table-cell table:style-name="ce33" office:value-type="string">
            <text:p>Header</text:p>
          </table:table-cell>
          <table:table-cell table:style-name="ce33" office:value-type="string" table:number-columns-spanned="1" table:number-rows-spanned="9">
            <text:p> Background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Width of background in tiles</text:p>
          </table:table-cell>
          <table:table-cell table:style-name="ce45" office:value-type="string" table:number-columns-spanned="1" table:number-rows-spanned="7">
            <text:p>Background </text:p>
          </table:table-cell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Height of the background in tiles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8 bit int</text:p>
          </table:table-cell>
          <table:table-cell table:style-name="ce27" office:value-type="string">
            <text:p>Number of palettes being used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 </text:p>
          </table:table-cell>
          <table:table-cell table:style-name="ce27" office:value-type="string">
            <text:p>Palette id to use for palette 0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...</text:p>
          </table:table-cell>
          <table:table-cell table:style-name="ce27" office:value-type="string">
            <text:p>Palette ids for remaining palettes to use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Length of next background map data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length bytes bin</text:p>
          </table:table-cell>
          <table:table-cell table:style-name="ce27" office:value-type="string">
            <text:p>map data for this background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2" office:value-type="string">
            <text:p> ...</text:p>
          </table:table-cell>
          <table:table-cell table:style-name="ce28" office:value-type="string">
            <text:p>...</text:p>
          </table:table-cell>
          <table:table-cell table:style-name="ce47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objects to be described </text:p>
          </table:table-cell>
          <table:table-cell table:style-name="ce38"/>
          <table:table-cell table:style-name="ce34" office:value-type="string" table:number-columns-spanned="1" table:number-rows-spanned="10">
            <text:p> Game Objects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 unsigned 8 bit int</text:p>
          </table:table-cell>
          <table:table-cell table:style-name="ce25" office:value-type="string">
            <text:p>The weight of this object to be used in collision resolution</text:p>
          </table:table-cell>
          <table:table-cell table:style-name="ce42" office:value-type="string" table:number-columns-spanned="1" table:number-rows-spanned="2">
            <text:p>Obj Header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32 bit int</text:p>
          </table:table-cell>
          <table:table-cell table:style-name="ce25" office:value-type="string">
            <text:p>Number of animations for this object </text:p>
          </table:table-cell>
          <table:covered-table-cell table:style-name="ce43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16 bit int</text:p>
          </table:table-cell>
          <table:table-cell table:style-name="ce26" office:value-type="string">
            <text:p>Number of frames for this animation </text:p>
          </table:table-cell>
          <table:table-cell table:style-name="ce44" office:value-type="string" table:number-columns-spanned="1" table:number-rows-spanned="6">
            <text:p>Object Animations</text:p>
          </table:table-cell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6" office:value-type="string">
            <text:p>ID of gfx for this frame of this animation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6" office:value-type="string">
            <text:p>ID of the palette to use with this frame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8 bit int</text:p>
          </table:table-cell>
          <table:table-cell table:style-name="ce26" office:value-type="string">
            <text:p>Time (In screen blanks) to display this frame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gfx and pal IDs and times for the remaining frames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Remaining animations for this object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3" office:value-type="string">
            <text:p> ...</text:p>
          </table:table-cell>
          <table:table-cell table:style-name="ce29" office:value-type="string">
            <text:p> ...</text:p>
          </table:table-cell>
          <table:table-cell table:style-name="ce49" office:value-type="string">
            <text:p>Object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levels to be described</text:p>
          </table:table-cell>
          <table:table-cell table:style-name="ce33" office:value-type="string">
            <text:p> </text:p>
          </table:table-cell>
          <table:table-cell table:style-name="ce33" office:value-type="string" table:number-columns-spanned="1" table:number-rows-spanned="43">
            <text:p>Levels 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Length of Level Name String </text:p>
          </table:table-cell>
          <table:table-cell table:style-name="ce35" office:value-type="string" table:number-columns-spanned="1" table:number-rows-spanned="5">
            <text:p>Header 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chars</text:p>
          </table:table-cell>
          <table:table-cell table:style-name="ce21" office:value-type="string">
            <text:p>ASCII String representing level name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Width of the level in pixel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Height of the level in pixel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...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30" office:value-type="string">
            <text:p>Length of Graphical testing Explanation Message </text:p>
          </table:table-cell>
          <table:table-cell table:style-name="ce50" office:value-type="string" table:number-columns-spanned="1" table:number-rows-spanned="7">
            <text:p>Testing ***</text:p>
          </table:table-cell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30" office:value-type="string">
            <text:p>ASCII String describing what should happen in test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30" office:value-type="string">
            <text:p> 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30" office:value-type="string">
            <text:p>Length of Graphical Testing Debug Message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30" office:value-type="string">
            <text:p>ASCII String describing what probably went wrong if failed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30" office:value-type="string">
            <text:p> 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16 bit int</text:p>
          </table:table-cell>
          <table:table-cell table:style-name="ce30" office:value-type="string">
            <text:p>Number of screen blanks to run this level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0 </text:p>
          </table:table-cell>
          <table:table-cell table:style-name="ce37" office:value-type="string" table:number-columns-spanned="1" table:number-rows-spanned="9">
            <text:p>Backgrounds 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0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1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1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2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2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3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3 scroll distance (screenOffset *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ileset to us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platforms to be defined for this level</text:p>
          </table:table-cell>
          <table:table-cell table:style-name="ce53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X coordinate of starting point for line representing this platform</text:p>
          </table:table-cell>
          <table:table-cell table:style-name="ce36" office:value-type="string" table:number-columns-spanned="1" table:number-rows-spanned="5">
            <text:p> Geometry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Y coordinate of starting point for line representing this platform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i, the distance in the X direction that the platform span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j, the distance in the Y direction that the platform span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…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heroes in this level</text:p>
          </table:table-cell>
          <table:table-cell table:style-name="ce54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for object to use as this hero</text:p>
          </table:table-cell>
          <table:table-cell table:style-name="ce37" office:value-type="string" table:number-columns-spanned="1" table:number-rows-spanned="6">
            <text:p> Hero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2" office:value-type="string">
            <text:p>X coordinat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2" office:value-type="string">
            <text:p>Y coordinat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2" office:value-type="string">
            <text:p>The horizontal gravity to apply to this object (20.12 point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2" office:value-type="string">
            <text:p>The vertical gravity to apply to this object (20.12 point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2" office:value-type="string">
            <text:p>object ids, x and y coordinates for remaining heroes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objects in this level </text:p>
          </table:table-cell>
          <table:table-cell table:style-name="ce54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Id for object to use as this object</text:p>
          </table:table-cell>
          <table:table-cell table:style-name="ce35" office:value-type="string" table:number-columns-spanned="1" table:number-rows-spanned="6">
            <text:p> Objects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X coordinate for this object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Y coordinate for this object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1" office:value-type="string">
            <text:p>The horizontal gravity to apply to this hero (20.12 point)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1" office:value-type="string">
            <text:p>The vertical gravity to apply to this object (20.12 point)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object ids, x and y coordinates for remaining object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...</text:p>
          </table:table-cell>
          <table:table-cell table:style-name="ce19" office:value-type="string">
            <text:p>Other levels </text:p>
          </table:table-cell>
          <table:table-cell table:style-name="ce33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15" office:value-type="string">
            <text:p> </text:p>
          </table:table-cell>
          <table:table-cell table:style-name="ce20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number-columns-repeated="1020"/>
        </table:table-row>
        <table:table-row table:style-name="ro3">
          <table:table-cell table:style-name="ce15" office:value-type="string">
            <text:p> </text:p>
          </table:table-cell>
          <table:table-cell table:style-name="ce20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number-columns-repeated="1020"/>
        </table:table-row>
        <table:table-row table:style-name="ro4" table:number-rows-repeated="6545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09/17/2010</text:date>, <text:time>14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alough</meta:initial-creator>
    <meta:creation-date>2010-09-17T13:06:25</meta:creation-date>
    <dc:date>2010-09-17T14:59:12</dc:date>
    <dc:creator>Joe Balough</dc:creator>
    <meta:editing-duration>PT01H52M48S</meta:editing-duration>
    <meta:editing-cycles>8</meta:editing-cycles>
    <meta:generator>OpenOffice.org/3.2$Unix OpenOffice.org_project/320m19$Build-9505</meta:generator>
    <meta:document-statistic meta:table-count="1" meta:cell-count="202" meta:object-count="0"/>
  </office:meta>
</office:document-meta>
</file>